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salida-y-separación"/>Protocolo de Salida y Separación<text:bookmark-end text:name="protocolo-de-salida-y-separación"/></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1/exit-protocol" office:name=""><text:span text:style-name="Definition">https://blueprint.ecohubs.community/es/articles/rcos-templates/layer-1/exit-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1 — Sistema de Membresía</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1-membership-system#36-exit-and-separation" office:name=""><text:span text:style-name="Definition">§3.6</text:span></text:a>, <text:a xlink:type="simple" xlink:href="https://blueprint.ecohubs.community/es/articles/rcos-core/v0-1/layer-1-membership-system#37-suspension-and-temporary-status" office:name=""><text:span text:style-name="Definition">§3.7</text:span></text:a>, <text:a xlink:type="simple" xlink:href="https://blueprint.ecohubs.community/es/articles/rcos-core/v0-1/layer-1-membership-system#38-artifacts" office:name=""><text:span text:style-name="Definition">§3.8</text:span></text:a></text:p>
        </text:list-item>
      </text:list>
      <text:p text:style-name="Horizontal_20_Line"/>
      <text:h text:style-name="Heading_20_2" text:outline-level="2"><text:bookmark-start text:name="salida-voluntaria"/>Salida Voluntaria<text:bookmark-end text:name="salida-voluntaria"/></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1</text:span></text:span></text:a><text:span text:style-name="T2">, </text:span><text:a xlink:type="simple" xlink:href="https://blueprint.ecohubs.community/es/articles/rcos-core/v0-1/layer-1-membership-system#36-exit-and-separation" office:name=""><text:span text:style-name="Definition"><text:span text:style-name="T2">3.6.2</text:span></text:span></text:a><text:span text:style-name="T2">, </text:span><text:a xlink:type="simple" xlink:href="https://blueprint.ecohubs.community/es/articles/rcos-core/v0-1/layer-1-membership-system#36-exit-and-separation" office:name=""><text:span text:style-name="Definition"><text:span text:style-name="T2">3.6.4</text:span></text:span></text:a></text:p>
      <text:p text:style-name="P3"><text:span text:style-name="T1">Justificación — ¿Por qué facilitar la salida sin fricciones</text:span></text:p>
      <text:p text:style-name="P3">Una comunidad de la que es difícil salir no es una comunidad — es una trampa. La salida voluntaria DEBE estar disponible en todo momento, sin interrogatorios, períodos de preaviso ni castigos, porque el derecho a retirar el consentimiento es lo que hace real cada otro acto de consentimiento. Conservar el historial de contribuciones por separado garantiza que irse no borre el trabajo que la persona realizó.</text:p>
      <text:p text:style-name="P4"><text:span text:style-name="T1">Instrucciones — Cómo completar esta sección</text:span></text:p>
      <text:p text:style-name="P4">Describe el canal para solicitar la salida, el tiempo hasta la revocación de acceso, qué registros se conservan y la transición de estado resultante.</text:p>
      <text:list text:style-name="L3">
        <text:list-item>
          <text:p text:style-name="P5"><text:span text:style-name="T2">&lt;Cómo un miembro solicita una salida voluntaria; motivos opcionales.&gt;</text:span></text:p>
        </text:list-item>
        <text:list-item>
          <text:p text:style-name="P5"><text:span text:style-name="T2">&lt;Período de preaviso o expectativa de traspaso, si corresponde.&gt;</text:span></text:p>
        </text:list-item>
        <text:list-item>
          <text:p text:style-name="P5"><text:span text:style-name="T2">&lt;Tiempo hasta la revocación de acceso (p. ej., dentro de las 24 horas posteriores a la confirmación).&gt;</text:span></text:p>
        </text:list-item>
        <text:list-item>
          <text:p text:style-name="P5"><text:span text:style-name="T2">&lt;Qué se conserva — historial de contribuciones, registros de reconocimiento — y qué se elimina.&gt;</text:span></text:p>
        </text:list-item>
        <text:list-item>
          <text:p text:style-name="P5"><text:span text:style-name="T2">&lt;Transición de estado resultante (p. ej., a Miembro Salido).&gt;</text:span></text:p>
        </text:list-item>
        <text:list-item>
          <text:p text:style-name="P5"><text:span text:style-name="T2">&lt;Dónde y cómo se registra la salida con marca temporal.&gt;</text:span></text:p>
        </text:list-item>
      </text:list>
      <text:h text:style-name="Heading_20_2" text:outline-level="2"><text:bookmark-start text:name="salida-forzada"/>Salida Forzada<text:bookmark-end text:name="salida-forzada"/></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3</text:span></text:span></text:a><text:span text:style-name="T2">, </text:span><text:a xlink:type="simple" xlink:href="https://blueprint.ecohubs.community/es/articles/rcos-core/v0-1/layer-1-membership-system#36-exit-and-separation" office:name=""><text:span text:style-name="Definition"><text:span text:style-name="T2">3.6.4</text:span></text:span></text:a></text:p>
      <text:p text:style-name="P6"><text:span text:style-name="T1">Justificación — ¿Por qué condicionar la expulsión a la Capa 4</text:span></text:p>
      <text:p text:style-name="P6">La expulsión es el poder más severo que la comunidad ejerce sobre una persona. Si puede ser ejercido por cualquiera con suficiente influencia social, la membresía no vale nada. Exigir una decisión concluida de rendición de cuentas en la Capa 4 — con motivos por escrito, una notificación y un período mínimo de bloqueo para re-solicitud — convierte la expulsión de un acto de poder en un acto de gobernanza que puede ser revisado e impugnado.</text:p>
      <text:p text:style-name="P7"><text:span text:style-name="T1">Instrucciones — Cómo completar esta sección</text:span></text:p>
      <text:p text:style-name="P7">Indica que la salida forzada solo puede seguir a un proceso de rendición de cuentas concluido en la Capa 4. Define la notificación, la revocación de acceso, los registros conservados, el bloqueo de re-solicitud y la privacidad del registro de decisión.</text:p>
      <text:list text:style-name="L4">
        <text:list-item>
          <text:p text:style-name="P8"><text:span text:style-name="T2">&lt;La salida forzada solo PUEDE resultar de un proceso de rendición de cuentas concluido en la Capa 4 con una decisión documentada.&gt;</text:span></text:p>
        </text:list-item>
        <text:list-item>
          <text:p text:style-name="P8"><text:span text:style-name="T2">&lt;El miembro afectado DEBE ser notificado por escrito con el motivo y la referencia al registro de decisión antes de que se revoque el acceso.&gt;</text:span></text:p>
        </text:list-item>
        <text:list-item>
          <text:p text:style-name="P8"><text:span text:style-name="T2">&lt;Tiempo hasta la revocación de acceso (p. ej., dentro de las 24 horas posteriores a la decisión).&gt;</text:span></text:p>
        </text:list-item>
        <text:list-item>
          <text:p text:style-name="P8"><text:span text:style-name="T2">&lt;Qué se conserva, qué se elimina.&gt;</text:span></text:p>
        </text:list-item>
        <text:list-item>
          <text:p text:style-name="P8"><text:span text:style-name="T2">&lt;Bloqueo de re-solicitud (duración mínima, establecida por la decisión de rendición de cuentas; referencia a la Capa 4).&gt;</text:span></text:p>
        </text:list-item>
        <text:list-item>
          <text:p text:style-name="P8"><text:span text:style-name="T2">&lt;Privacidad del registro de decisión (referencia a las reglas de privacidad de la Escalera de Resolución de Conflictos).&gt;</text:span></text:p>
        </text:list-item>
      </text:list>
      <text:h text:style-name="Heading_20_2" text:outline-level="2"><text:bookmark-start text:name="suspensión"/>Suspensión<text:bookmark-end text:name="suspensión"/></text:h>
      <text:p text:style-name="First_20_paragraph"><text:span text:style-name="T2">Cláusulas RCOS: </text:span><text:a xlink:type="simple" xlink:href="https://blueprint.ecohubs.community/es/articles/rcos-core/v0-1/layer-1-membership-system#37-suspension-and-temporary-status" office:name=""><text:span text:style-name="Definition"><text:span text:style-name="T2">3.7.1</text:span></text:span></text:a><text:span text:style-name="T2">, </text:span><text:a xlink:type="simple" xlink:href="https://blueprint.ecohubs.community/es/articles/rcos-core/v0-1/layer-1-membership-system#37-suspension-and-temporary-status" office:name=""><text:span text:style-name="Definition"><text:span text:style-name="T2">3.7.2</text:span></text:span></text:a><text:span text:style-name="T2">, </text:span><text:a xlink:type="simple" xlink:href="https://blueprint.ecohubs.community/es/articles/rcos-core/v0-1/layer-1-membership-system#37-suspension-and-temporary-status" office:name=""><text:span text:style-name="Definition"><text:span text:style-name="T2">3.7.3</text:span></text:span></text:a></text:p>
      <text:p text:style-name="P9"><text:span text:style-name="T1">Justificación — ¿Por qué diseñar la suspensión con cuidado o no tenerla en absoluto</text:span></text:p>
      <text:p text:style-name="P9">Un estado de suspensión mal diseñado es peor que ninguno — se convierte en una salida encubierta sin debido proceso, o en un limbo indefinido utilizado para castigar sin la rendición de cuentas de una expulsión completa. Si la comunidad no puede comprometerse con condiciones explícitas, límites temporales y mecanismos de revisión, es más seguro no tener una suspensión formal que tener una laxa.</text:p>
      <text:p text:style-name="P10"><text:span text:style-name="T1">Instrucciones — Cómo completar esta sección</text:span></text:p>
      <text:p text:style-name="P10">Define la suspensión explícitamente (condiciones de entrada, límites temporales, derechos durante la suspensión, mecanismo de revisión, salida) o indica que no existe una suspensión formal. No dejes esta sección ambigua.</text:p>
      <text:p text:style-name="First_20_paragraph"><text:span text:style-name="T2">&lt;O bien: define el estado de suspensión con condiciones de entrada, duración máxima, derechos durante la suspensión, mecanismo de revisión obligatorio y salida; o bien: indica que la suspensión formal no está definida actualmente.&gt;</text:span></text:p>
      <text:h text:style-name="Heading_20_2" text:outline-level="2"><text:bookmark-start text:name="separación-de-activos-roles-y-responsabilidades"/>Separación de Activos, Roles y Responsabilidades<text:bookmark-end text:name="separación-de-activos-roles-y-responsabilidades"/></text:h>
      <text:p text:style-name="First_20_paragraph"><text:span text:style-name="T2">Cláusulas RCOS: </text:span><text:a xlink:type="simple" xlink:href="https://blueprint.ecohubs.community/es/articles/rcos-core/v0-1/layer-1-membership-system#36-exit-and-separation" office:name=""><text:span text:style-name="Definition"><text:span text:style-name="T2">3.6.5</text:span></text:span></text:a></text:p>
      <text:p text:style-name="P11"><text:span text:style-name="T1">Justificación — ¿Por qué enumerar los pasos de separación</text:span></text:p>
      <text:p text:style-name="P11">Cuando alguien se va, cada hilo sin cerrar — un rol que nadie dejó vacante, una clave de billetera aún activa, una tarea aún asignada — se convierte en una superficie de ataque activa o una brecha operativa. Una lista de verificación obliga a cerrar estos hilos deliberadamente, en lugar de descubrirlos meses después cuando algo falla o alguien abusa de un acceso que ya no debería tener.</text:p>
      <text:p text:style-name="P12"><text:span text:style-name="T1">Instrucciones — Cómo completar esta sección</text:span></text:p>
      <text:p text:style-name="P12">Proporciona una lista de verificación que se aplique tanto a salidas voluntarias como forzadas. Incluye la desocupación de roles, la liberación de tareas, la eliminación de acceso a instrumentos financieros, la revocación de administración de plataformas y la resolución de obligaciones pendientes.</text:p>
      <text:p text:style-name="First_20_paragraph">Los siguientes pasos de separación se aplican tanto a salidas voluntarias como forzadas:</text:p>
      <text:list text:style-name="L5">
        <text:list-item>
          <text:p text:style-name="P13"/>
        </text:list-item>
        <text:list-item>
          <text:p text:style-name="P13"/>
        </text:list-item>
        <text:list-item>
          <text:p text:style-name="P13"><text:span text:style-name="T2">&lt;El acceso a tesorería / billetera / firma DEBE ser eliminado.&gt;</text:span></text:p>
        </text:list-item>
        <text:list-item>
          <text:p text:style-name="P13"/>
        </text:list-item>
        <text:list-item>
          <text:p text:style-name="P13"><text:span text:style-name="T2">&lt;Las obligaciones pendientes DEBEN ser resueltas o transferidas antes de que se finalice la salida, cuando sea posible.&gt;</text:span></text:p>
        </text:list-item>
      </text:list>
      <text:p text:style-name="Horizontal_20_Line"/>
      <text:h text:style-name="Heading_20_2" text:outline-level="2"><text:bookmark-start text:name="registro-de-ratificación"/>Registro de Ratificación<text:bookmark-end text:name="registro-de-ratificación"/></text:h>
      <text:list text:style-name="L6">
        <text:list-item>
          <text:p text:style-name="P14"><text:span text:style-name="T1">Adoptado:</text:span> </text:p>
        </text:list-item>
        <text:list-item>
          <text:p text:style-name="P14"><text:span text:style-name="T1">Tipo de decisión:</text:span> Estratégica</text:p>
        </text:list-item>
        <text:list-item>
          <text:p text:style-name="P14"><text:span text:style-name="T1">Versión:</text:span> &lt;versión&gt;</text:p>
        </text:list-item>
        <text:list-item>
          <text:p text:style-name="P1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Protocolo de Salida y Separación</meta:user-defined>
  </office:meta>
</office:document-meta>
</file>